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ftpFileSystem.getLastModTimeAccura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System.putChannel( final ChannelSftp chann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ftpFileSystem.addCapabilities( final Collection c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System.createFile( final Fil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System.getChannel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SftpFileSystem.SftpFileSystem( final GenericFileName rootName , final Session session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ftpFileSystem.doCloseCommunicationLin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